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to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Times New Roman" svg:font-family="'Times New Roman'" style:font-family-generic="roman"/>
    <style:font-face style:name="Andale Sans UI" svg:font-family="'Andale Sans UI'" style:font-pitch="variable"/>
    <style:font-face style:name="Tahoma" svg:font-family="Tahoma" style:font-pitch="variable"/>
    <style:font-face style:name="Albany" svg:font-family="Albany" style:font-family-generic="swiss" style:font-pitch="variable"/>
  </office:font-face-decls>
  <office:automatic-styles>
    <style:style style:name="co1" style:family="table-column">
      <style:table-column-properties fo:break-before="auto" style:column-width="1.607cm"/>
    </style:style>
    <style:style style:name="co2" style:family="table-column">
      <style:table-column-properties fo:break-before="auto" style:column-width="9.119cm"/>
    </style:style>
    <style:style style:name="co3" style:family="table-column">
      <style:table-column-properties fo:break-before="auto" style:column-width="2.461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6.791cm" fo:break-before="auto" style:use-optimal-row-height="true"/>
    </style:style>
    <style:style style:name="ro4" style:family="table-row">
      <style:table-row-properties style:row-height="0.45cm" fo:break-before="auto" style:use-optimal-row-height="false"/>
    </style:style>
    <style:style style:name="ro5"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Background">
      <style:table-cell-properties fo:background-color="#ffffff"/>
    </style:style>
    <style:style style:name="ce2" style:family="table-cell" style:parent-style-name="Background">
      <style:table-cell-properties fo:background-color="#e6e6e6" fo:wrap-option="wrap"/>
      <style:text-properties fo:font-size="10pt" fo:language="en" fo:country="US" style:font-size-asian="10pt" style:font-size-complex="10pt"/>
    </style:style>
    <style:style style:name="ce3" style:family="table-cell" style:parent-style-name="Default">
      <style:table-cell-properties fo:background-color="#ffffff"/>
    </style:style>
    <style:style style:name="ce4" style:family="table-cell" style:parent-style-name="Default">
      <style:table-cell-properties fo:background-color="#ffffff" fo:border="0.002cm solid #000000"/>
      <style:text-properties fo:language="en" fo:country="US" fo:font-weight="normal"/>
    </style:style>
    <style:style style:name="ce5" style:family="table-cell" style:parent-style-name="Default">
      <style:table-cell-properties fo:background-color="#ffffff" fo:border="0.002cm solid #000000"/>
      <style:text-properties fo:language="en" fo:country="US"/>
    </style:style>
    <style:style style:name="ce6" style:family="table-cell" style:parent-style-name="Default">
      <style:table-cell-properties fo:background-color="#ffffff"/>
      <style:text-properties fo:color="#000000" style:text-outline="false" style:text-line-through-style="none" style:font-name="Times New Roman" fo:font-size="12pt" fo:font-style="normal" fo:text-shadow="none" style:text-underline-style="none" fo:font-weight="normal"/>
    </style:style>
    <style:style style:name="P1" style:family="paragraph"/>
    <style:style style:name="T1" style:family="text">
      <style:text-properties fo:font-size="10pt" fo:language="en" fo:country="US" style:font-size-asian="10pt" style:font-size-complex="10pt"/>
    </style:style>
    <style:style style:name="T2" style:family="text">
      <style:text-properties fo:color="#000000" fo:font-size="10pt" fo:language="en" fo:country="US" style:font-size-asian="10pt" style:font-size-complex="10pt"/>
    </style:style>
    <style:style style:name="T3" style:family="text">
      <style:text-properties fo:color="#000000" fo:font-size="10pt" fo:language="en" fo:country="US" fo:font-weight="bold" style:font-size-asian="10pt" style:font-size-complex="10pt"/>
    </style:style>
  </office:automatic-styles>
  <office:body>
    <office:spreadsheet>
      <table:content-validations>
        <table:content-validation table:name="val1" table:condition="oooc:cell-content-text-length()&lt;0" table:allow-empty-cell="false" table:base-cell-address="Input.A1">
          <table:error-macro table:execute="true"/>
          <office:event-listeners>
            <script:event-listener script:language="ooo:StarBasic" script:event-name="dom:error" script:macro-name="document:GetSymbol"/>
          </office:event-listeners>
        </table:content-validation>
        <table:content-validation table:name="val2" table:condition="oooc:cell-content-text-length()&lt;0" table:allow-empty-cell="false" table:base-cell-address="Input.A1"/>
      </table:content-validations>
      <table:table table:name="Input"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UpdatedButton" form:control-implementation="ooo:com.sun.star.form.component.CommandButton" form:id="control1" form:label="Update Rates"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Stock.UpdateAll"/>
              </office:event-listeners>
            </form:button>
            <form:button form:name="AddButton" form:control-implementation="ooo:com.sun.star.form.component.CommandButton" form:id="control2" form:label="Add Compan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Stock.AddCompany"/>
              </office:event-listeners>
            </form:button>
          </form:form>
        </office:forms>
        <table:table-column table:style-name="co1" table:default-cell-style-name="ce1"/>
        <table:table-column table:style-name="co2" table:default-cell-style-name="ce1"/>
        <table:table-column table:style-name="co3" table:default-cell-style-name="ce1"/>
        <table:table-column table:style-name="co4" table:number-columns-repeated="251" table:default-cell-style-name="ce1"/>
        <table:table-row table:style-name="ro1">
          <table:table-cell table:style-name="Default">
            <draw:control table:end-cell-address="Input.B4" table:end-x="4.387cm" table:end-y="0.055cm" draw:z-index="1" draw:text-style-name="P1" svg:width="4.41cm" svg:height="0.985cm" svg:x="1.576cm" svg:y="0.423cm" draw:control="control2"/>
          </table:table-cell>
          <table:table-cell>
            <draw:control table:end-cell-address="Input.B4" table:end-x="9.001cm" table:end-y="0.031cm" draw:z-index="0" draw:text-style-name="P1" svg:width="4.382cm" svg:height="0.961cm" svg:x="4.618cm" svg:y="0.423cm" draw:control="control1"/>
          </table:table-cell>
          <table:table-cell table:number-columns-repeated="252"/>
        </table:table-row>
        <table:table-row table:style-name="ro1" table:number-rows-repeated="2">
          <table:table-cell table:number-columns-repeated="254"/>
        </table:table-row>
        <table:table-row table:style-name="ro2">
          <table:table-cell table:number-columns-repeated="254"/>
        </table:table-row>
        <table:table-row table:style-name="ro3">
          <table:table-cell/>
          <table:table-cell table:style-name="ce2" office:value-type="string" table:number-columns-spanned="2" table:number-rows-spanned="1">
            <text:p><text:span text:style-name="T1">This example connects to the internet and this can take slightly longer.</text:span></text:p>
            <text:p><text:span text:style-name="T1">Please be patient!</text:span></text:p>
            <text:p><text:span text:style-name="T1">The example gets the current stock values of the given companies and</text:span></text:p>
            <text:p><text:span text:style-name="T1">creates charts for every company. It creates one new sheet for every </text:span></text:p>
            <text:p><text:span text:style-name="T1">company chart and it stores one stock value per day. So that it will be</text:span></text:p>
            <text:p><text:span text:style-name="T1">possible to create charts over several days.</text:span></text:p>
            <text:p><text:span text:style-name="T2"/></text:p>
            <text:p><text:span text:style-name="T3">Update Rates</text:span><text:span text:style-name="T2">:</text:span></text:p>
            <text:p><text:span text:style-name="T2">Gets the current stock values. If it is the same day, the existing value</text:span></text:p>
            <text:p><text:span text:style-name="T2">will be updated</text:span></text:p>
            <text:p><text:span text:style-name="T2"/></text:p>
            <text:p><text:span text:style-name="T3">Add Company</text:span><text:span text:style-name="T2">:</text:span></text:p>
            <text:p><text:span text:style-name="T2">Insert a new row in the company table where you can insert a new </text:span></text:p>
            <text:p><text:span text:style-name="T2">company name. If you don't know the exact name, you can start <text:s/></text:span></text:p>
            <text:p><text:span text:style-name="T2">writing the name -&gt; press tab or enter -&gt; wait a moment and you can</text:span></text:p>
            <text:p><text:span text:style-name="T2">then select a valid company name from a drop down list.</text:span></text:p>
          </table:table-cell>
          <table:covered-table-cell/>
          <table:table-cell table:number-columns-repeated="251"/>
        </table:table-row>
        <table:table-row table:style-name="ro4">
          <table:table-cell/>
          <table:table-cell table:style-name="ce3" table:number-columns-repeated="2"/>
          <table:table-cell table:number-columns-repeated="251"/>
        </table:table-row>
        <table:table-row table:style-name="ro1">
          <table:table-cell/>
          <table:table-cell table:style-name="ce4" table:content-validation-name="val1" office:value-type="string">
            <text:p>Company</text:p>
          </table:table-cell>
          <table:table-cell table:style-name="ce4" table:content-validation-name="val2" office:value-type="string">
            <text:p>Symbol</text:p>
          </table:table-cell>
          <table:table-cell table:number-columns-repeated="251"/>
        </table:table-row>
        <table:table-row table:style-name="ro1">
          <table:table-cell/>
          <table:table-cell table:style-name="ce4" table:content-validation-name="val1" office:value-type="string">
            <text:p>Advanced Micro Devices Inc </text:p>
          </table:table-cell>
          <table:table-cell table:style-name="ce4" table:content-validation-name="val2" office:value-type="string">
            <text:p>AMD</text:p>
          </table:table-cell>
          <table:table-cell table:number-columns-repeated="251"/>
        </table:table-row>
        <table:table-row table:style-name="ro1">
          <table:table-cell/>
          <table:table-cell table:style-name="ce4" table:content-validation-name="val1" office:value-type="string">
            <text:p>Amazon Com Inc </text:p>
          </table:table-cell>
          <table:table-cell table:style-name="ce4" table:content-validation-name="val2" office:value-type="string">
            <text:p>AMZN</text:p>
          </table:table-cell>
          <table:table-cell table:number-columns-repeated="251"/>
        </table:table-row>
        <table:table-row table:style-name="ro1">
          <table:table-cell/>
          <table:table-cell table:style-name="ce5" table:content-validation-name="val1" office:value-type="string">
            <text:p>Sun Microsystems</text:p>
          </table:table-cell>
          <table:table-cell table:style-name="ce5" table:content-validation-name="val2" office:value-type="string">
            <text:p>SUNW</text:p>
          </table:table-cell>
          <table:table-cell table:number-columns-repeated="251"/>
        </table:table-row>
        <table:table-row table:style-name="ro1">
          <table:table-cell/>
          <table:table-cell table:style-name="ce5" table:content-validation-name="val1" office:value-type="string">
            <text:p>International Business Machines Corp </text:p>
          </table:table-cell>
          <table:table-cell table:style-name="ce5" table:content-validation-name="val2" office:value-type="string">
            <text:p>IBM</text:p>
          </table:table-cell>
          <table:table-cell table:number-columns-repeated="251"/>
        </table:table-row>
        <table:table-row table:style-name="ro5">
          <table:table-cell/>
          <table:table-cell table:style-name="ce6"/>
          <table:table-cell table:style-name="ce3"/>
          <table:table-cell table:number-columns-repeated="251"/>
        </table:table-row>
        <table:table-row table:style-name="ro1" table:number-rows-repeated="31987">
          <table:table-cell table:number-columns-repeated="254"/>
        </table:table-row>
        <table:table-row table:style-name="ro1">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Times New Roman" svg:font-family="'Times New Roman'" style:font-family-generic="roman"/>
    <style:font-face style:name="Andale Sans UI" svg:font-family="'Andale Sans UI'" style:font-pitch="variable"/>
    <style:font-face style:name="Tahoma" svg:font-family="Tahoma" style:font-pitch="variable"/>
    <style:font-face style:name="Albany" svg:font-family="Albany" style:font-family-generic="swiss" style:font-pitch="variable"/>
  </office:font-face-decls>
  <office:styles>
    <style:default-style style:family="table-cell">
      <style:table-cell-properties style:decimal-places="2"/>
      <style:paragraph-properties style:tab-stop-distance="1.27cm"/>
      <style:text-properties style:font-name="Albany" fo:language="de" fo:country="DE" style:font-name-asian="Andale WT UI" style:language-asian="de" style:country-asian="DE" style:font-name-complex="Simplified Arabic" style:language-complex="de" style:country-complex="D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fo:color="#000000" fo:font-family="Thorndale" style:font-family-generic="roman" style:font-pitch="variable" fo:font-size="12pt" fo:language="de" fo:country="DE"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7">
      <number:currency-symbol number:language="en" number:country="US">$</number:currency-symbol>
      <number:number number:decimal-places="2" number:min-integer-digits="1" number:grouping="true"/>
    </number:currency-style>
    <number:currency-style style:name="N110">
      <number:number number:decimal-places="2" number:min-integer-digits="1" number:grouping="true"/>
      <number:text> </number:text>
      <number:currency-symbol number:language="de" number:country="DE">DM</number:currency-symbol>
    </number:currency-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date-style style:name="N112">
      <number:day-of-week/>
      <number:text> </number:text>
      <number:day number:style="long"/>
      <number:text>.</number:text>
      <number:month number:style="long"/>
      <number:text>.</number:text>
      <number:year/>
    </number:date-style>
    <number:date-style style:name="N113">
      <number:day number:style="long"/>
      <number:text>.</number:text>
      <number:month number:style="long"/>
      <number:text>.</number:text>
    </number:date-style>
    <number:currency-style style:name="N114">
      <number:currency-symbol>$</number:currency-symbol>
      <number:number number:decimal-places="2" number:min-integer-digits="1" number:grouping="true"/>
    </number:currency-style>
    <number:currency-style style:name="N115P0" style:volatile="true">
      <number:currency-symbol>$</number:currency-symbol>
      <number:number number:decimal-places="2" number:min-integer-digits="1" number:grouping="true"/>
    </number:currency-style>
    <number:currency-style style:name="N115">
      <style:text-properties fo:color="#ff0000"/>
      <number:currency-symbol>$</number:currency-symbol>
      <number:text> -</number:text>
      <number:number number:decimal-places="2" number:min-integer-digits="1" number:grouping="true"/>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Background" style:family="table-cell" style:parent-style-name="Default">
      <style:table-cell-properties fo:background-color="#280099"/>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3">03.07.2006</text:date>, <text:time>10:33: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64$Build-9018$CWS-jsc7</meta:generator>
    <meta:creation-date>2003-01-31T13:58:16</meta:creation-date>
    <dc:date>2006-07-03T10:33:40</dc:date>
    <dc:language>de-DE</dc:language>
    <meta:editing-cycles>0</meta:editing-cycles>
    <meta:editing-duration>PT0S</meta:editing-duration>
    <meta:user-defined meta:name="Info 0"/>
    <meta:user-defined meta:name="Info 1"/>
    <meta:user-defined meta:name="Info 2"/>
    <meta:user-defined meta:name="Info 3"/>
    <meta:document-statistic meta:table-count="1" meta:cell-count="11" meta:object-count="2"/>
  </office:meta>
</office:document-meta>
</file>

<file path=Basic/Standard/Stock.xml><?xml version="1.0" encoding="utf-8"?>
<!DOCTYPE module  PUBLIC '-//OpenOffice.org//DTD OfficeDocument 1.0//EN'  'module.dtd'>
<script:module xmlns:script="http://openoffice.org/2000/script" script:name="Stock" script:language="StarBasic">Option Explicit

REM start of the Stock Table in the Sheet
Const STOCK_COLUMN = 2
Const STOCK_ROW = 7

Sub UpdateAll

	Dim sName As String
	Dim oCells As Object
	Dim fDate As Double, fValue As Double
	Dim oDocument As Object, oInputSheet As Object
	Dim oColumn As Object, oRanges As Object
	
	oDocument = ThisComponent

	REM Save us some time by using the
	REM com.sun.star.document.XActionLockable Interface
	oDocument.addActionLock

	oInputSheet = oDocument.Sheets(0)
	oColumn = oInputSheet.Columns(STOCK_COLUMN)

	oRanges = _
	  oDocument.createInstance("com.sun.star.sheet.SheetCellRanges")

	oRanges.insertByName("", oColumn)
	oCells = oRanges.Cells.createEnumeration
	oCells.nextElement
	
	While oCells.hasMoreElements
		sName = oCells.nextElement.String
		If GetValue( oDocument, sName, fDate, fValue ) Then
			UpdateValue( oDocument, sName, fDate, fValue )
			UpdateChart( oDocument, sName )
		Else
			MsgBox sName + " Is Not available"
		End If
	Wend
	
	REM remove the sheet, it is not needed anymore
	REM if we would not do this StarCalc would ask to actualize
	REM the internal Links to the Web-Site next time you open
	REM the document

	If oDocument.Sheets.hasByName("Link") Then 
		oDocument.Sheets.removeByName("Link")
	End If

	oDocument.removeActionLock

End Sub


Function GetValue( oDocument As Object,_
                   sName As String,_
                   fDate As Double, fValue As Double )
                   
	Dim sUrl As String, sFilter As String
	Dim sOptions As String
	Dim oSheets As Object, oSheet As Object

	oSheets = oDocument.Sheets
	If oSheets.hasByName("Link") Then 
		oSheet = oSheets.getByName("Link")
	Else
		oSheet = _
		  oDocument.createInstance("com.sun.star.sheet.Spreadsheet")
		
		oSheets.insertByName("Link", oSheet)
		oSheet.IsVisible = False
	End If

	sUrl = "http://quote.yahoo.com/d/quotes.csv?s=" +_
	 sName + "&amp;f=sl1d1t1c1ohgv&amp;e=.csv"
	
	sFilter = "Text - txt - csv (StarCalc)"
	
	sOptions = _
	"44,34,SYSTEM,1,1/10/2/10/3/10/4/10/5/10/6/10/7/10/8/10/9/10"
	
	oSheet.LinkMode = com.sun.star.sheet.SheetLinkMode.NONE
	oSheet.link(sUrl, "", sFilter, sOptions, 1 )

	fDate = oSheet.getCellByPosition(2,0).Value
	fValue = oSheet.getCellByPosition(1,0).Value
	GetValue = (fDate &lt;&gt; 0)
End Function



Sub UpdateValue( oDocument As Object, sName As String,_
                 fDate As Double, fValue As Double )

	Dim oSheets As Object, oSheet As Object
	Dim nColumn As Long, nRow As Long
	Dim oCursor As Object, oRanges As Object
	Dim aAddress As Variant
	Dim oCells As Object, oCell As Object
	Dim aLanguage as New com.sun.star.lang.Locale
	
	aLanguage.Country = "de"
	aLanguage.Language = "de"
	oSheets = oDocument.Sheets
	sName = SheetNameFor(sName)
	If oSheets.hasByName(sName) Then
		oSheet = oSheets.getByName(sName)
	Else
		oSheet =_
		 oDocument.createInstance("com.sun.star.sheet.Spreadsheet")
		oSheets.insertByName(sName, oSheet)
	End If

	oRanges =_
	 oDocument.createInstance("com.sun.star.sheet.SheetCellRanges")
	oRanges.insertByName("", oSheet)
	oCells = oRanges.Cells
	If oCells.hasElements Then
		oCell = oCells.createEnumeration.nextElement
		oCursor = oSheet.createCursorByRange(oCell)
		oCursor.collapseToCurrentRegion
		aAddress = oCursor.RangeAddress
		nColumn = aAddress.StartColumn
		nRow = aAddress.EndRow
		If oSheet.getCellByPosition(nColumn,nRow).Value &lt;&gt; fDate Then  
			nRow = nRow + 1
		End If
	Else
		oSheet.getCellByPosition(1,18).String = "Date"
		oSheet.getCellByPosition(2,18).String = sName
		oSheet.getCellRangeByPosition(1,18,2,18).CharWeight = 150
		nColumn = 1
		nRow = 19
	End If
	oCell = oSheet.getCellByPosition(nColumn,nRow)
	oCell.Value = fDate

	oCell.NumberFormat =_
	 oDocument.NumberFormats.getStandardFormat(_
	 com.sun.star.util.NumberFormat.DATE, aLanguage )
	
	oSheet.getCellByPosition(nColumn+1,nRow).Value = fValue
End Sub


Sub UpdateChart( oDocument As Object, sName As String)

	Dim oSheet As Object
	Dim oCell As Object, oCursor As Object
	Dim oRanges As Object
	Dim oDataRanges As Object, oChartRange As Object
	Dim oEmbeddedChart As Object, oCharts As Object
	Dim oChart As Object, oDiagram As Object
	Dim oYAxis As Object, oXAxis As Object
    Dim fMin As Double, fMax As Double
	Dim nDateFormat As Long
	Dim aPos As Variant
	Dim aSize As Variant
	Dim aLanguage as New com.sun.star.lang.Locale
	
	aLanguage.Country = "de"
	aLanguage.Language = "de"
	    
	oSheet = oDocument.Sheets.getByName( SheetNameFor(sName) )
	oCharts = oSheet.Charts
	
	oRanges =_
	 oDocument.createInstance("com.sun.star.sheet.SheetCellRanges")
	
	oRanges.insertByName("", oSheet)
	oCell = oRanges.Cells.createEnumeration.nextElement
	oCursor = oSheet.createCursorByRange(oCell)
	oCursor.collapseToCurrentRegion

	oDataRanges =_
	 oDocument.createInstance("com.sun.star.sheet.SheetCellRanges")

	oDataRanges.insertByName("", oCursor)

	If Not oCharts.hasElements Then
		oChartRange = oSheet.getCellRangeByPosition(1,1,7,16)
		aPos = oChartRange.Position
		aSize = oChartRange.Size
		
		Dim oRectangleShape As New com.sun.star.awt.Rectangle
		oRectangleShape.X = aPos.X
		oRectangleShape.Y = aPos.Y
		oRectangleShape.Width = aSize.Width
		oRectangleShape.Height = aSize.Height
		oCharts.addNewByName( sName, oRectangleShape,_
		 oDataRanges.RangeAddresses, true, false )
		oChart = oCharts.getByName(sName).EmbeddedObject
		oChart.diagram = oChart.createInstance("com.sun.star.chart.XYDiagram")
		oChart.Title.String = sName
		oDiagram = oChart.Diagram
		
		oDiagram.DataRowSource = com.sun.star.chart.ChartDataRowSource.COLUMNS
		oChart.Area.LineStyle = com.sun.star.drawing.LineStyle.SOLID
		
		oXAxis = oDiagram.XAxis
		oXAxis.StepMain = 1
		oXAxis.StepHelp = 1
		oXAxis.AutoStepMain = false
		oXAxis.AutoStepHelp = false
		oXAxis.TextBreak = false

		oYAxis = oDiagram.getYAxis()
		oYAxis.AutoOrigin = true

		nDateFormat =_
		 oXAxis.NumberFormats.getStandardFormat(_
		  com.sun.star.util.NumberFormat.DATE, aLanguage )

		oXAxis.NumberFormat = nDateFormat
	Else
		oChart = oCharts(0)
		oChart.Ranges = oDataRanges.RangeAddresses
		oChart.HasRowHeaders = false
		oEmbeddedChart = oChart.EmbeddedObject
		oDiagram = oEmbeddedChart.Diagram
		oXAxis = oDiagram.XAxis
	End If

	fMin = oCursor.getCellByPosition(0,1).Value
	fMax = oCursor.getCellByPosition(0,oCursor.Rows.Count-1).Value
	oXAxis.Min = fMin
	oXAxis.Max = fMax
	oXAxis.AutoMin = false
	oXAxis.AutoMax = false
End Sub


REM	 Eliminate signs that are not allowed in sheetnames
Function SheetNameFor(sStockName As String) As String
    DIM mSigns(5) As String
	mSigns(0) = "-"
	mSigns(1) = "."
	mSigns(2) = "!"
	mSigns(3) = "?"
	mSigns(4) = "/"
	mSigns(5) = "\"
	SheetNameFor = ElimChar(sStockName,mSigns())
End Function

Function ElimChar(s As String, mElim() As String)
Dim nI,nJ As Integer
Dim sRet As String
Dim bValidChar As Boolean
DIM sC As String

	sRet = ""
	For nI = 1 To Len(s)
		sC=Mid(s,nI,1)
		bValidChar = True
		For nJ = LBound(mElim) To UBound(mElim)
			If ( bValidChar = TRUE ) AND ( sC = mElim(nJ) ) Then
					bValidChar = FALSE
			End If
		Next nJ

		If bValidChar = TRUE Then
			sRet = sRet &amp; sC
		End If
		
	Next nI

	ElimChar = sRet
End Function

REM --- Data Input ---

Global mCompValue(500) As String
Global mStockSymbol(500) As String
Global mStockName(500) As String
Global oListboxModel As Object
Global oListbox As Object
Global oListener As Object
Global bHasListBox as Boolean
Global nListboxCol As Long
Global nListboxRow As Long

REM wird Aufgerufen durch "Daten - Gueltigkeit"
REM nach Eingabe von Daten in die Zelle
REM	This Procedure works only with internal Browser

Function GetSymbol(sEnteredData, sCell) As Boolean
	Dim n As Integer
	Dim oDocument As Object, oSheets As Object
	Dim oCompSheet As Object, oInputSheet As Object
	Dim oCell As Object
	Dim sCompany As String, sFilter As String
	Dim sOptions As String
	Dim bInputIsValid As Boolean
	Dim nRow As Long, nCol As Long

	oDocument = ThisComponent
	oSheets = oDocument.Sheets
	oInputSheet = oSheets(0)
	
	If oSheets.hasByName("Company") Then 
		oCompSheet = oSheets.getByName("Company")
	Else
		oCompSheet = _
		  oDocument.createInstance("com.sun.star.sheet.Spreadsheet")

		oSheets.insertByName("Company", oCompSheet)
		oCompSheet.IsVisible = False
	End If
	
	sCompany = "http://quote.yahoo.com/l?s=" &amp; sEnteredData
	sFilter = "HTML (StarCalc)"
	sOptions = ""

REM	 Link StarCalc sheet To HTML Page
	oCompSheet.LinkMode = com.sun.star.sheet.SheetLinkMode.NONE
	oCompSheet.link( sCompany,"",sFilter, sOptions,1 )

		
REM	 search for all possible stock symbols
	bInputIsValid=SearchSymbols(oCompSheet)
		
	If bInputIsValid = TRUE Then
		oDocument.CurrentController.Selection.String = sEnteredData
	Else
REM Don't need that sheet anymore
		oSheets.removeByName("Company")	
		GetSymbol = FALSE
		Exit Function
	End If
REM	 retrieve the current cell address
	nCol = oDocument.CurrentController.Selection.CellAddress.Column
	nRow = oDocument.CurrentController.Selection.CellAddress.Row

REM	 If there are found more than one Stocksymbols 
REM  then these have to be presented in a listbox
	If Val(mCompValue(0)) &gt; 1 Then

REM	 Size And Position of the Cell for the Listbox Shape
		Dim aPos As New com.sun.star.awt.Point
		Dim aSize As New com.sun.star.awt.Size

		oCell= oInputSheet.getCellbyPosition(nCol, nRow)

		aSize.Height = oCell.Size.Height
		aSize.Width = oCell.Size.Width
		aPos.X = oCell.Position.X
		aPos.Y = oCell.Position.Y

REM	 Create the New listbox
		oListboxModel = createControl("ListBox", oDocument)
		
REM	Drop Down Mode 
REM Attention: This Property has to be set 
REM before the ControlModel is created
		oListboxModel.DropDown = TRUE		
		InsertControl(oListboxModel, aPos, aSize, oDocument)
		oListbox = oDocument.CurrentController.getControl(oListboxModel)
		bHasListBox = TRUE

REM	Keep in mind the actual Position of the Listbox
		nListboxCol = nCol
		nListboxRow = nRow

REM	 Fill up the listbox with data
		For n = 1 To Val(mCompValue(0))
'			oListbox.addItem(mStockName(n) + "(" + mStockSymbol(n) + ")" ,n)
			oListbox.addItem(mCompValue(n), n)
		Next

REM	Create a Listener to register the Selection of the Listbox
		oListener =_
		 createUNOListener("Select_","com.sun.star.awt.XActionListener")
		oListbox.addActionListener(oListener)

REM	 Make a first Selection...
		oListbox.selectItemPos(0,TRUE) 

REM	 ... And add the appropriate StockName
		oInputSheet.getCellByPosition(nCol,nRow).String = mStockName(1)
REM	 ... And add the appropriate StockSymbol
		oInputSheet.getCellByPosition(nCol+1,nRow).String = mStockSymbol(1)
		
	ElseIf Val(mStockSymbol(0)) = 1 Then
REM	 insert the Stocksymbol into the cell on the right side
		oInputSheet.getCellByPosition(nCol+1,nRow).String = mStockSymbol(1)	

	End If

REM Don't need that sheet anymore
	oSheets.removeByName("Company")	

	GetSymbol = TRUE

End Function


Function SearchSymbols(oCompSheet As Object) As Boolean
	Dim n As Long, nCompCol As Long, nActCompRow As Long
	Dim oSearchDesc As Object, oFound As Object
	Dim oAllFound as Object
	Dim sTheNameAfter As String
	Dim bInputIsValid As Boolean

REM	 Search the whole page for the given Symbol
	oSearchDesc = oCompSheet.createSearchDescriptor()
	oSearchDesc.SearchCaseSensitive = TRUE
	oSearchDesc.SearchWords = FALSE
	oSearchDesc.Searchstring = "Symbol"

REM	 Anything has been found?
	oAllFound = oCompSheet.findAll(oSearchDesc)	
	If oAllFound.count &gt;= 2 Then
		oFound = oAllFound.getByIndex(1)
		nCompCol = oFound.CellAddress.Column
		nActCompRow = oFound.CellAddress.Row
		n = -1
REM	 Retrieve all Company Names And their Stock symbol
		Do
			n = n + 1
			nActCompRow = nActCompRow + 1
			mStockSymbol(n+1) =_
			 oCompSheet.getCellByPosition(nCompCol,nActCompRow).String
			mStockName(n+1) =_
			 oCompSheet.getCellByPosition(nCompCol+2,nActCompRow).String
			sTheNameAfter =_
			 oCompSheet.getCellByPosition(nCompCol+2,nActCompRow + 1).String
			mCompValue(n+1) = mStockSymbol(n+1) &amp; " - " &amp; mStockName(n+1)
		
		Loop Until sTheNameAfter = ""

		mCompValue(0) = n+1	
		mStockName(0) = n+1
		mStockSymbol(0) = n+1
		bInputIsValid = TRUE
	Else
		bInputIsValid = FALSE
	End If	
	SearchSymbols=bInputIsValid	
End Function

Sub Select_Disposing
	REM Stop listening as the listbox ist going to be destroyed
	If Not IsNull(oListbox) Then
		oListbox.removeActionListener(oListener)
	End If
End Sub

Sub Select_ActionPerformed
	Dim n As Integer
	Dim oDocument As Object, oInputSheet As Object
	Dim oCompSheet As Object
	
	oDocument = ThisComponent
	oCompSheet = oDocument.Sheets.getByName("Input")
	oInputSheet = oDocument.Sheets(0)

	n = oListbox.getSelectedItemPos()
	oInputSheet.getCellByPosition(nListboxCol+1,_
	                              nListboxRow).String = mStockSymbol(n+1)

	oInputSheet.getCellByPosition(nListboxCol,_
	                              nListboxRow).String = mStockName(n+1)
	
	RemoveListBox(oDocument, oInputSheet)
	
End Sub


Sub AddCompany()
	Dim oLineInsert As Object
	Dim oDocument As Object, oInputSheet As Object

	oDocument = ThisComponent
	oInputSheet = oDocument.Sheets(0)

	oInputSheet = ThisComponent.Sheets(0)
	RemoveListBox(oDocument, oInputSheet)

	oLineInsert = _
	 oInputSheet.getCellRangeByPosition(STOCK_COLUMN, STOCK_ROW,_
	                                    STOCK_COLUMN +1, STOCK_ROW)
	oInputSheet.insertCells(oLineInsert.RangeAddress,_
	                        com.sun.star.sheet.CellInsertMode.ROWS)
End Sub


Sub RemoveListBox(oDocument As Object, oSheet As Object)
	If bHasListBox = TRUE Then
		DeleteControl(oDocument, oSheet, "ListBox1")
			bHasListBox = FALSE
	End If
End Sub


Sub DeleteControl(oDocument As Object, oSheet As Object, sName As String)
Dim oControlModel As Object
Dim n As Integer
Dim oShape As Object

	For n = oSheet.DrawPage.Forms.Count-1 To 0 Step -1 
		If oSheet.DrawPage.Forms(n).HasbyName(sName) Then
			oControlModel = oSheet.DrawPage.Forms(n).GetbyName(sName)
REM	Remove out of the Form
REM so that the Controlmodel belongs to the shape
			oSheet.DrawPage.Forms(n).RemovebyName(sName)			
			Exit For
		End If
	Next 
	
	If Not IsNull(oControlModel) Then
		For n = oSheet.DrawPage.Count-1 To 0 Step -1
			oShape = oSheet.DrawPage(n)

			If oShape.supportsService("com.sun.star.drawing.ControlShape") Then

				If Not IsNull(oShape.Control) And _
				       oShape.Control.Name = oControlModel.Name Then

REM	delete the shape
REM within this action the Controlmodel is also destroyed
					oSheet.DrawPage.remove(oShape)

				End If
			End If
		Next 			 
	End If

End Sub


Function CreateControl( sType As String, oDocument As Object)
	Dim sInstanceType As String
	Dim oControl As Object, oForms As Object
	
    sInstanceType = "com.sun.star.form.component." + sType
    oControl = oDocument.createInstance(sInstanceType)
    oForms = oDocument.DrawPages(0).Forms
    If oForms.count = 0 Then
       oForm =_
        oDocument.createInstance("com.sun.star.form.component.Form")
       oForms.insertByIndex(0,oForm)
    End If
	CreateControl = oControl
End Function



Sub InsertControl( oControl As Object, aPos As Variant,_
                   aSize As Variant, oDocument As Object)

	Dim oControlShape As Object
	Dim oDrawPage As Object

    oControlShape =_
     oDocument.createInstance("com.sun.star.drawing.ControlShape")

    oDrawPage = oDocument.DrawPages(0)
    oControlShape.Size = aSize
    oControlShape.Control = oControl       
    oControlShape.Position = aPos
    oDrawPage.add(oControlShap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o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